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97084B31C32865C7CF.png" manifest:media-type="image/png"/>
  <manifest:file-entry manifest:full-path="Pictures/10000000000004B200000263243637548539CC6C.png" manifest:media-type="image/png"/>
  <manifest:file-entry manifest:full-path="Pictures/10000000000004B2000002391AE2C3D4747F7344.png" manifest:media-type="image/png"/>
  <manifest:file-entry manifest:full-path="Pictures/10000000000004B20000037E8BF6F026D1F7E8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397cm" svg:y="1.27cm">
          <draw:image xlink:href="Pictures/10000000000004B2000002391AE2C3D4747F734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27cm" svg:y="11.999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</draw:page>
      <draw:page draw:name="page2" draw:style-name="dp1" draw:master-page-name="Default">
        <draw:frame draw:style-name="gr5" draw:text-style-name="P2" draw:layer="layout" svg:width="31.802cm" svg:height="23.653cm" svg:x="2.794cm" svg:y="1.651cm">
          <draw:image xlink:href="Pictures/10000000000004B20000037E8BF6F026D1F7E843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26.543cm" svg:y="17.526cm">
          <text:p text:style-name="P2">Add New</text:p>
          <text:p text:style-name="P2">Distribution</text:p>
          <text:p text:style-name="P2">Section</text:p>
          <draw:enhanced-geometry svg:viewBox="0 0 21600 21600" draw:glue-points="10800 0 0 10800 10800 21600 21600 10800 ?f40 ?f41" draw:text-areas="0 0 21600 21600" draw:type="rectangular-callout" draw:modifiers="16324.824120603 -18501.0375670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5" draw:text-style-name="P2" draw:layer="layout" svg:width="31.802cm" svg:height="16.165cm" svg:x="1.98cm" svg:y="1.361cm">
          <draw:image xlink:href="Pictures/10000000000004B200000263243637548539CC6C.png" xlink:type="simple" xlink:show="embed" xlink:actuate="onLoad">
            <text:p/>
          </draw:image>
        </draw:frame>
        <draw:frame draw:style-name="gr5" draw:text-style-name="P2" draw:layer="layout" svg:width="31.802cm" svg:height="17.541cm" svg:x="2.213cm" svg:y="18.573cm">
          <draw:image xlink:href="Pictures/10000000000004B200000297084B31C32865C7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10T15:33:59.097755309</dc:date>
    <meta:editing-duration>P1DT3H28M36S</meta:editing-duration>
    <meta:editing-cycles>51</meta:editing-cycles>
    <meta:generator>LibreOffice/6.0.7.3$Linux_X86_64 LibreOffice_project/00m0$Build-3</meta:generator>
    <meta:document-statistic meta:object-count="8"/>
  </office:meta>
</office:document-meta>
</file>